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4.09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2cm" fo:min-width="2.9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4.25cm" loext:decorative="false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5cm" fo:min-width="3.25cm" loext:decorative="false"/>
      <style:paragraph-properties style:writing-mode="lr-tb"/>
    </style:style>
    <style:style style:name="gr10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1.976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3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5cm" svg:height="2.5cm" svg:x="6.75cm" svg:y="2cm">
          <text:p text:style-name="P1"><text:span text:style-name="T1">Начало countFunc(x,num_of_member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cm" svg:height="3.5cm" svg:x="6.75cm" svg:y="5.5cm">
          <text:p text:style-name="P1">Sum = 1;</text:p>
          <text:p text:style-name="P1">Term = 1;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.5cm" svg:x="7cm" svg:y="11cm">
          <text:p text:style-name="P1">I = 1,num_of_members,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position-x="$0" draw:handle-position-y="top" draw:handle-range-x-minimum="0" draw:handle-range-x-maximum="10800"/>
          </draw:enhanced-geometry>
        </draw:custom-shape>
        <draw:custom-shape draw:style-name="gr4" draw:text-style-name="P1" draw:layer="layout" svg:width="4.75cm" svg:height="3cm" svg:x="4.75cm" svg:y="16.75cm">
          <text:p text:style-name="P3">Term *= x * x)/((2 * i - 1) * 2 * i)</text:p>
          <text:p text:style-name="P3">Sum += term</text:p>
          <text:p text:style-name="P3"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5cm" svg:y1="14.25cm" svg:x2="7.25cm" svg:y2="16.75cm">
          <text:p/>
        </draw:line>
        <draw:line draw:style-name="gr6" draw:text-style-name="P4" draw:layer="layout" svg:x1="9.5cm" svg:y1="18cm" svg:x2="11.5cm" svg:y2="18cm">
          <text:p/>
        </draw:line>
        <draw:line draw:style-name="gr7" draw:text-style-name="P4" draw:layer="layout" svg:x1="11.5cm" svg:y1="18cm" svg:x2="11.5cm" svg:y2="14cm">
          <text:p/>
        </draw:line>
        <draw:line draw:style-name="gr8" draw:text-style-name="P4" draw:layer="layout" svg:x1="12.5cm" svg:y1="12.75cm" svg:x2="15.25cm" svg:y2="12.75cm">
          <text:p/>
        </draw:line>
        <draw:custom-shape draw:style-name="gr9" draw:text-style-name="P1" draw:layer="layout" svg:width="3.75cm" svg:height="2.75cm" svg:x="15.25cm" svg:y="12cm">
          <text:p text:style-name="P1">Return sum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7cm" svg:y1="14.75cm" svg:x2="17cm" svg:y2="16.25cm">
          <text:p/>
        </draw:line>
        <draw:custom-shape draw:style-name="gr11" draw:text-style-name="P2" draw:layer="layout" svg:width="3.5cm" svg:height="2cm" svg:x="15.25cm" svg:y="16.25cm">
          <text:p text:style-name="P1"><text:span text:style-name="T1">Конец функц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919cm" svg:height="1.389cm" svg:x="13cm" svg:y="12.111cm">
          <draw:text-box>
            <text:p text:style-name="P5">Нет</text:p>
            <text:p text:style-name="P5"/>
          </draw:text-box>
        </draw:frame>
        <draw:frame draw:style-name="gr12" draw:text-style-name="P6" draw:layer="layout" svg:width="3.919cm" svg:height="1.389cm" svg:x="7.081cm" svg:y="14.75cm">
          <draw:text-box>
            <text:p text:style-name="P5">Да</text:p>
            <text:p text:style-name="P5"/>
          </draw:text-box>
        </draw:frame>
        <draw:line draw:style-name="gr13" draw:text-style-name="P4" draw:layer="layout" svg:x1="10cm" svg:y1="4.5cm" svg:x2="10cm" svg:y2="5.5cm">
          <text:p/>
        </draw:line>
        <draw:line draw:style-name="gr14" draw:text-style-name="P4" draw:layer="layout" svg:x1="9.75cm" svg:y1="8.75cm" svg:x2="9.75cm" svg:y2="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13:53:01.540581817</meta:creation-date>
    <dc:date>2025-10-12T14:03:49.627557810</dc:date>
    <meta:editing-duration>PT10M47S</meta:editing-duration>
    <meta:editing-cycles>2</meta:editing-cycles>
    <meta:generator>LibreOffice/25.2.6.2$Linux_X86_64 LibreOffice_project/520$Build-2</meta:generator>
    <meta:document-statistic meta:object-count="15"/>
  </office:meta>
</office:document-meta>
</file>